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language="en" fo:country="US" fo:font-weight="bold" officeooo:rsid="000d3267" officeooo:paragraph-rsid="000d3267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0d3267" officeooo:paragraph-rsid="000d3267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officeooo:rsid="000d3267" officeooo:paragraph-rsid="000d3267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0e69e0" officeooo:paragraph-rsid="000e69e0" style:font-weight-asian="bold" style:font-weight-complex="bold"/>
    </style:style>
    <style:style style:name="P5" style:family="paragraph" style:parent-style-name="Standard">
      <style:text-properties style:font-name="Arial" fo:language="en" fo:country="US" fo:font-weight="bold" officeooo:rsid="000fed2f" officeooo:paragraph-rsid="000fed2f" style:font-weight-asian="bold" style:font-weight-complex="bold"/>
    </style:style>
    <style:style style:name="P6" style:family="paragraph" style:parent-style-name="Standard">
      <style:text-properties style:font-name="Arial" fo:language="en" fo:country="US" fo:font-weight="bold" officeooo:rsid="00111c8b" officeooo:paragraph-rsid="00111c8b" style:font-weight-asian="bold" style:font-weight-complex="bold"/>
    </style:style>
    <style:style style:name="P7" style:family="paragraph" style:parent-style-name="Standard">
      <style:text-properties style:font-name="Arial" fo:language="en" fo:country="US" fo:font-weight="bold" officeooo:rsid="00209e7d" officeooo:paragraph-rsid="00209e7d" style:font-weight-asian="bold" style:font-weight-complex="bold"/>
    </style:style>
    <style:style style:name="P8" style:family="paragraph" style:parent-style-name="Standard">
      <style:text-properties style:font-name="Arial" fo:language="en" fo:country="US" fo:font-weight="bold" officeooo:rsid="0014db3b" officeooo:paragraph-rsid="0021c133" style:font-weight-asian="bold" style:font-weight-complex="bold"/>
    </style:style>
    <style:style style:name="P9" style:family="paragraph" style:parent-style-name="Standard">
      <style:text-properties style:font-name="Arial" fo:language="en" fo:country="US" officeooo:rsid="000d3267" officeooo:paragraph-rsid="000d3267"/>
    </style:style>
    <style:style style:name="P10" style:family="paragraph" style:parent-style-name="Standard">
      <style:text-properties style:font-name="Arial" fo:language="en" fo:country="US" officeooo:rsid="000e69e0" officeooo:paragraph-rsid="000e69e0"/>
    </style:style>
    <style:style style:name="P11" style:family="paragraph" style:parent-style-name="Standard">
      <style:text-properties style:font-name="Arial" fo:language="en" fo:country="US" officeooo:rsid="000fed2f" officeooo:paragraph-rsid="000fed2f"/>
    </style:style>
    <style:style style:name="P12" style:family="paragraph" style:parent-style-name="Standard">
      <style:text-properties style:font-name="Arial" fo:language="en" fo:country="US" officeooo:rsid="00111c8b" officeooo:paragraph-rsid="00111c8b"/>
    </style:style>
    <style:style style:name="P13" style:family="paragraph" style:parent-style-name="Standard">
      <style:text-properties style:font-name="Arial" fo:language="en" fo:country="US" officeooo:rsid="00112375" officeooo:paragraph-rsid="0021c133"/>
    </style:style>
    <style:style style:name="P14" style:family="paragraph" style:parent-style-name="Standard">
      <style:text-properties style:font-name="Arial" fo:language="en" fo:country="US" officeooo:rsid="0011903d" officeooo:paragraph-rsid="0011903d"/>
    </style:style>
    <style:style style:name="P15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14db3b" officeooo:paragraph-rsid="00275056"/>
    </style:style>
    <style:style style:name="P16" style:family="paragraph" style:parent-style-name="Standard">
      <style:text-properties style:font-name="Arial" fo:language="en" fo:country="US" officeooo:rsid="0014db3b" officeooo:paragraph-rsid="0021c133"/>
    </style:style>
    <style:style style:name="P17" style:family="paragraph" style:parent-style-name="Standard">
      <style:text-properties style:font-name="Arial" fo:language="en" fo:country="US" officeooo:rsid="0014db3b" officeooo:paragraph-rsid="00275056"/>
    </style:style>
    <style:style style:name="P18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19aba0" officeooo:paragraph-rsid="0022b938"/>
    </style:style>
    <style:style style:name="P19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1afda2" officeooo:paragraph-rsid="00275056"/>
    </style:style>
    <style:style style:name="P20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1afda2" officeooo:paragraph-rsid="0027a42b"/>
    </style:style>
    <style:style style:name="P21" style:family="paragraph" style:parent-style-name="Standard">
      <style:text-properties style:font-name="Arial" fo:language="en" fo:country="US" officeooo:rsid="001e1752" officeooo:paragraph-rsid="00111c8b"/>
    </style:style>
    <style:style style:name="P22" style:family="paragraph" style:parent-style-name="Standard">
      <style:text-properties style:font-name="Arial" fo:language="en" fo:country="US" officeooo:rsid="00209e7d" officeooo:paragraph-rsid="00209e7d"/>
    </style:style>
    <style:style style:name="P23" style:family="paragraph" style:parent-style-name="Standard">
      <style:text-properties style:font-name="Arial" fo:language="en" fo:country="US" officeooo:rsid="00209e7d" officeooo:paragraph-rsid="00270a8d"/>
    </style:style>
    <style:style style:name="P24" style:family="paragraph" style:parent-style-name="Standard">
      <style:text-properties style:font-name="Arial" fo:language="en" fo:country="US" officeooo:rsid="0021c133" officeooo:paragraph-rsid="0021c133"/>
    </style:style>
    <style:style style:name="P25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19aba0" officeooo:paragraph-rsid="0022b938"/>
    </style:style>
    <style:style style:name="P26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2f0e5" officeooo:paragraph-rsid="0022f0e5"/>
    </style:style>
    <style:style style:name="P27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17dccf" officeooo:paragraph-rsid="00242bfe"/>
    </style:style>
    <style:style style:name="P28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42bfe" officeooo:paragraph-rsid="00242bfe"/>
    </style:style>
    <style:style style:name="P29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42bfe" officeooo:paragraph-rsid="0022f0e5"/>
    </style:style>
    <style:style style:name="P30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5c891" officeooo:paragraph-rsid="0025c891"/>
    </style:style>
    <style:style style:name="P31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75056" officeooo:paragraph-rsid="00275056"/>
    </style:style>
    <style:style style:name="P32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154175" officeooo:paragraph-rsid="00275056"/>
    </style:style>
    <style:style style:name="P33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1afda2" officeooo:paragraph-rsid="00275056"/>
    </style:style>
    <style:style style:name="P34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1ea2d" officeooo:paragraph-rsid="0031ea2d"/>
    </style:style>
    <style:style style:name="P35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2b9bc" officeooo:paragraph-rsid="0032b9bc"/>
    </style:style>
    <style:style style:name="P36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49958" officeooo:paragraph-rsid="00349958"/>
    </style:style>
    <style:style style:name="P37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5044f" officeooo:paragraph-rsid="0035044f"/>
    </style:style>
    <style:style style:name="P38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5044f" officeooo:paragraph-rsid="00349958"/>
    </style:style>
    <style:style style:name="P39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6c4a7" officeooo:paragraph-rsid="0036c4a7"/>
    </style:style>
    <style:style style:name="P40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7dcbe" officeooo:paragraph-rsid="0037dcbe"/>
    </style:style>
    <style:style style:name="P41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1ca1b4" officeooo:paragraph-rsid="0027a42b"/>
    </style:style>
    <style:style style:name="P42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8cdc6" officeooo:paragraph-rsid="0038cdc6"/>
    </style:style>
    <style:style style:name="P43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27a42b" officeooo:paragraph-rsid="00293d38"/>
    </style:style>
    <style:style style:name="P44" style:family="paragraph" style:parent-style-name="Standard">
      <style:text-properties style:font-name="Arial" fo:language="en" fo:country="US" officeooo:rsid="00293f0b" officeooo:paragraph-rsid="00293f0b"/>
    </style:style>
    <style:style style:name="P45" style:family="paragraph" style:parent-style-name="Standard">
      <style:text-properties style:font-name="Arial" fo:language="en" fo:country="US" officeooo:rsid="002b409d" officeooo:paragraph-rsid="002b409d"/>
    </style:style>
    <style:style style:name="P46" style:family="paragraph" style:parent-style-name="Standard">
      <style:text-properties style:font-name="Arial" fo:language="en" fo:country="US" officeooo:rsid="002b6af9" officeooo:paragraph-rsid="002b6af9"/>
    </style:style>
    <style:style style:name="P47" style:family="paragraph" style:parent-style-name="Standard">
      <style:text-properties style:font-name="Arial" fo:language="en" fo:country="US" officeooo:rsid="002cc4be" officeooo:paragraph-rsid="002cc4be"/>
    </style:style>
    <style:style style:name="P48" style:family="paragraph" style:parent-style-name="Standard">
      <style:text-properties style:font-name="Arial" fo:language="en" fo:country="US" officeooo:rsid="00300d46" officeooo:paragraph-rsid="00300d46"/>
    </style:style>
    <style:style style:name="P49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242bfe" officeooo:paragraph-rsid="0028d323"/>
    </style:style>
    <style:style style:name="P50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349958" officeooo:paragraph-rsid="00349958"/>
    </style:style>
    <style:style style:name="P51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35044f" officeooo:paragraph-rsid="0035044f"/>
    </style:style>
    <style:style style:name="P52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22f0e5" officeooo:paragraph-rsid="0022f0e5"/>
    </style:style>
    <style:style style:name="P53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officeooo:rsid="0037dcbe" officeooo:paragraph-rsid="0037dcbe"/>
    </style:style>
    <style:style style:name="P54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font-size="14pt" fo:language="en" fo:country="US" style:text-underline-style="none" fo:font-weight="bold" officeooo:rsid="0035044f" officeooo:paragraph-rsid="0035044f" style:font-size-asian="14pt" style:font-weight-asian="bold" style:font-size-complex="14pt" style:font-weight-complex="bold"/>
    </style:style>
    <style:style style:name="P55" style:family="paragraph" style:parent-style-name="Standard">
      <style:paragraph-properties fo:break-before="page"/>
      <style:text-properties style:font-name="Arial" fo:language="en" fo:country="US" fo:font-weight="bold" officeooo:rsid="00209e7d" officeooo:paragraph-rsid="00209e7d" style:font-weight-asian="bold" style:font-weight-complex="bold"/>
    </style:style>
    <style:style style:name="P56" style:family="paragraph" style:parent-style-name="Standard">
      <style:paragraph-properties fo:break-before="page">
        <style:tab-stops>
          <style:tab-stop style:position="0.499cm"/>
        </style:tab-stops>
      </style:paragraph-properties>
      <style:text-properties style:font-name="Arial" fo:language="en" fo:country="US" officeooo:rsid="001afda2" officeooo:paragraph-rsid="00275056"/>
    </style:style>
    <style:style style:name="P57" style:family="paragraph" style:parent-style-name="Standard">
      <style:paragraph-properties fo:break-before="page">
        <style:tab-stops>
          <style:tab-stop style:position="0.499cm"/>
        </style:tab-stops>
      </style:paragraph-properties>
      <style:text-properties style:font-name="Arial" fo:language="en" fo:country="US" officeooo:rsid="00242bfe" officeooo:paragraph-rsid="00242bfe"/>
    </style:style>
    <style:style style:name="P58" style:family="paragraph" style:parent-style-name="Standard">
      <style:paragraph-properties fo:break-before="page"/>
      <style:text-properties style:font-name="Arial" fo:language="en" fo:country="US" officeooo:rsid="00209e7d" officeooo:paragraph-rsid="00209e7d"/>
    </style:style>
    <style:style style:name="P59" style:family="paragraph" style:parent-style-name="Standard">
      <style:paragraph-properties fo:break-before="page"/>
      <style:text-properties style:font-name="Arial" fo:language="en" fo:country="US" officeooo:rsid="0021c133" officeooo:paragraph-rsid="0021c133"/>
    </style:style>
    <style:style style:name="P60" style:family="paragraph" style:parent-style-name="Standard">
      <style:paragraph-properties fo:break-before="page"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75056" officeooo:paragraph-rsid="00275056"/>
    </style:style>
    <style:style style:name="P61" style:family="paragraph" style:parent-style-name="Standard">
      <style:text-properties style:font-name="Arial" fo:language="en" fo:country="US" officeooo:rsid="00209e7d" officeooo:paragraph-rsid="00209e7d"/>
    </style:style>
    <style:style style:name="P62" style:family="paragraph" style:parent-style-name="Standard">
      <style:text-properties style:font-name="Arial" fo:language="en" fo:country="US" officeooo:rsid="00209e7d" officeooo:paragraph-rsid="00270a8d"/>
    </style:style>
    <style:style style:name="P63" style:family="paragraph" style:parent-style-name="Standard">
      <style:text-properties style:font-name="Arial" fo:language="en" fo:country="US" officeooo:rsid="0021c133" officeooo:paragraph-rsid="0021c133"/>
    </style:style>
    <style:style style:name="P64" style:family="paragraph" style:parent-style-name="Standard">
      <style:text-properties style:font-name="Arial" fo:language="en" fo:country="US" officeooo:rsid="0021c133" officeooo:paragraph-rsid="00300d46"/>
    </style:style>
    <style:style style:name="P65" style:family="paragraph" style:parent-style-name="Standard">
      <style:text-properties style:font-name="Arial" fo:language="en" fo:country="US" officeooo:rsid="0021c133" officeooo:paragraph-rsid="00209e7d"/>
    </style:style>
    <style:style style:name="P66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2f0e5" officeooo:paragraph-rsid="0022f0e5"/>
    </style:style>
    <style:style style:name="P67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e5301" officeooo:paragraph-rsid="003e5301"/>
    </style:style>
    <style:style style:name="P68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35044f" officeooo:paragraph-rsid="0035044f"/>
    </style:style>
    <style:style style:name="P69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42bfe" officeooo:paragraph-rsid="00242bfe"/>
    </style:style>
    <style:style style:name="P70" style:family="paragraph" style:parent-style-name="Standard">
      <style:paragraph-properties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5c891" officeooo:paragraph-rsid="0025c891"/>
    </style:style>
    <style:style style:name="P71" style:family="paragraph" style:parent-style-name="Standard">
      <style:text-properties style:font-name="Arial" fo:language="en" fo:country="US" officeooo:rsid="00300d46" officeooo:paragraph-rsid="003fd1bd"/>
    </style:style>
    <style:style style:name="P72" style:family="paragraph" style:parent-style-name="Standard">
      <style:text-properties style:font-name="Arial" fo:language="en" fo:country="US" officeooo:rsid="003fd1bd" officeooo:paragraph-rsid="003fd1bd"/>
    </style:style>
    <style:style style:name="P73" style:family="paragraph" style:parent-style-name="Standard">
      <style:paragraph-properties fo:break-before="page"/>
      <style:text-properties style:font-name="Arial" fo:language="en" fo:country="US" officeooo:rsid="0021c133" officeooo:paragraph-rsid="0021c133"/>
    </style:style>
    <style:style style:name="P74" style:family="paragraph" style:parent-style-name="Standard">
      <style:paragraph-properties fo:break-before="page"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2f0e5" officeooo:paragraph-rsid="0022f0e5"/>
    </style:style>
    <style:style style:name="P75" style:family="paragraph" style:parent-style-name="Standard">
      <style:paragraph-properties fo:break-before="page">
        <style:tab-stops>
          <style:tab-stop style:position="0.499cm"/>
        </style:tab-stops>
      </style:paragraph-properties>
      <style:text-properties style:font-name="Arial" fo:language="en" fo:country="US" style:text-underline-style="none" officeooo:rsid="0025c891" officeooo:paragraph-rsid="0025c891"/>
    </style:style>
    <style:style style:name="P76" style:family="paragraph">
      <loext:graphic-properties draw:fill="solid" draw:fill-color="#ffffff" draw:opacity="0%"/>
    </style:style>
    <style:style style:name="P77" style:family="paragraph">
      <loext:graphic-properties draw:fill="solid" draw:fill-color="#729fcf" draw:opacity="0%"/>
    </style:style>
    <style:style style:name="T1" style:family="text">
      <style:text-properties officeooo:rsid="000fed2f"/>
    </style:style>
    <style:style style:name="T2" style:family="text">
      <style:text-properties officeooo:rsid="00112375"/>
    </style:style>
    <style:style style:name="T3" style:family="text">
      <style:text-properties officeooo:rsid="0011903d"/>
    </style:style>
    <style:style style:name="T4" style:family="text">
      <style:text-properties officeooo:rsid="00154175"/>
    </style:style>
    <style:style style:name="T5" style:family="text">
      <style:text-properties officeooo:rsid="0016c356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349958"/>
    </style:style>
    <style:style style:name="T8" style:family="text">
      <style:text-properties style:text-position="super 58%" style:text-underline-style="none"/>
    </style:style>
    <style:style style:name="T9" style:family="text">
      <style:text-properties style:text-position="super 58%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75056" style:font-weight-asian="bold" style:font-weight-complex="bold"/>
    </style:style>
    <style:style style:name="T12" style:family="text">
      <style:text-properties fo:font-weight="bold" officeooo:rsid="00293f0b" style:font-weight-asian="bold" style:font-weight-complex="bold"/>
    </style:style>
    <style:style style:name="T13" style:family="text">
      <style:text-properties fo:font-weight="bold" officeooo:rsid="0038cdc6" style:font-weight-asian="bold" style:font-weight-complex="bold"/>
    </style:style>
    <style:style style:name="T14" style:family="text">
      <style:text-properties officeooo:rsid="00209e7d"/>
    </style:style>
    <style:style style:name="T15" style:family="text">
      <style:text-properties officeooo:rsid="0021c133"/>
    </style:style>
    <style:style style:name="T16" style:family="text">
      <style:text-properties officeooo:rsid="0022b938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42bfe"/>
    </style:style>
    <style:style style:name="T19" style:family="text">
      <style:text-properties style:text-underline-style="none" officeooo:rsid="0017dccf"/>
    </style:style>
    <style:style style:name="T20" style:family="text">
      <style:text-properties style:text-underline-style="none" officeooo:rsid="0035044f"/>
    </style:style>
    <style:style style:name="T21" style:family="text">
      <style:text-properties style:text-underline-style="none" officeooo:rsid="002d2871"/>
    </style:style>
    <style:style style:name="T22" style:family="text">
      <style:text-properties style:text-underline-style="none" officeooo:rsid="003fedcb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1e1752" style:font-size-asian="10pt" style:font-size-complex="10pt"/>
    </style:style>
    <style:style style:name="T25" style:family="text">
      <style:text-properties officeooo:rsid="00275056"/>
    </style:style>
    <style:style style:name="T26" style:family="text">
      <style:text-properties officeooo:rsid="0028d323"/>
    </style:style>
    <style:style style:name="T27" style:family="text">
      <style:text-properties fo:font-size="9pt" officeooo:rsid="0021c133" style:font-size-asian="9pt" style:font-size-complex="9pt"/>
    </style:style>
    <style:style style:name="T28" style:family="text">
      <style:text-properties fo:font-size="9pt" style:text-underline-style="none" officeooo:rsid="002d2871" style:font-size-asian="9pt" style:font-size-complex="9pt"/>
    </style:style>
    <style:style style:name="T29" style:family="text">
      <style:text-properties officeooo:rsid="00293d38"/>
    </style:style>
    <style:style style:name="T30" style:family="text">
      <style:text-properties officeooo:rsid="00293f0b"/>
    </style:style>
    <style:style style:name="T31" style:family="text">
      <style:text-properties fo:color="#ed1c24" officeooo:rsid="00293f0b"/>
    </style:style>
    <style:style style:name="T32" style:family="text">
      <style:text-properties officeooo:rsid="002aff88"/>
    </style:style>
    <style:style style:name="T33" style:family="text">
      <style:text-properties officeooo:rsid="002b6af9"/>
    </style:style>
    <style:style style:name="T34" style:family="text">
      <style:text-properties fo:font-size="15pt" fo:font-weight="bold" style:font-size-asian="15pt" style:font-weight-asian="bold" style:font-size-complex="15pt" style:font-weight-complex="bold"/>
    </style:style>
    <style:style style:name="T35" style:family="text">
      <style:text-properties fo:font-size="15pt" fo:font-weight="bold" officeooo:rsid="00349958" style:font-size-asian="15pt" style:font-weight-asian="bold" style:font-size-complex="15pt" style:font-weight-complex="bold"/>
    </style:style>
    <style:style style:name="T36" style:family="text">
      <style:text-properties fo:font-size="15pt" fo:font-weight="bold" officeooo:rsid="003fd1bd" style:font-size-asian="15pt" style:font-weight-asian="bold" style:font-size-complex="15pt" style:font-weight-complex="bold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style:text-overline-style="solid" style:text-overline-width="bold" style:text-overline-color="font-color"/>
    </style:style>
    <style:style style:name="T39" style:family="text">
      <style:text-properties officeooo:rsid="0031ea2d" style:text-overline-style="solid" style:text-overline-width="bold" style:text-overline-color="font-color"/>
    </style:style>
    <style:style style:name="T40" style:family="text">
      <style:text-properties officeooo:rsid="002cc4be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32b9bc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154175" style:font-size-asian="14pt" style:font-weight-asian="bold" style:font-size-complex="14pt" style:font-weight-complex="bold"/>
    </style:style>
    <style:style style:name="T44" style:family="text">
      <style:text-properties fo:font-size="14pt" style:text-underline-style="solid" style:text-underline-width="bold" style:text-underline-color="font-color" fo:font-weight="bold" style:font-size-asian="14pt" style:font-weight-asian="bold" style:font-size-complex="14pt" style:font-weight-complex="bold"/>
    </style:style>
    <style:style style:name="T45" style:family="text">
      <style:text-properties fo:font-size="14pt" style:text-underline-style="solid" style:text-underline-width="bold" style:text-underline-color="font-color" fo:font-weight="bold" officeooo:rsid="0036c4a7" style:font-size-asian="14pt" style:font-weight-asian="bold" style:font-size-complex="14pt" style:font-weight-complex="bold"/>
    </style:style>
    <style:style style:name="T4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47" style:family="text">
      <style:text-properties officeooo:rsid="0031ea2d"/>
    </style:style>
    <style:style style:name="T48" style:family="text">
      <style:text-properties style:text-underline-style="solid" style:text-underline-width="bold" style:text-underline-color="font-color"/>
    </style:style>
    <style:style style:name="T49" style:family="text">
      <style:text-properties style:text-underline-style="solid" style:text-underline-width="bold" style:text-underline-color="font-color" officeooo:rsid="0022b938"/>
    </style:style>
    <style:style style:name="T50" style:family="text">
      <style:text-properties officeooo:rsid="0032b9bc"/>
    </style:style>
    <style:style style:name="T51" style:family="text">
      <style:text-properties officeooo:rsid="00349958"/>
    </style:style>
    <style:style style:name="T52" style:family="text">
      <style:text-properties officeooo:rsid="0036c4a7"/>
    </style:style>
    <style:style style:name="T53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54" style:family="text">
      <style:text-properties officeooo:rsid="003a4cd4"/>
    </style:style>
    <style:style style:name="T55" style:family="text">
      <style:text-properties officeooo:rsid="003c35f1"/>
    </style:style>
    <style:style style:name="T56" style:family="text">
      <style:text-properties officeooo:rsid="003fd1b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3cm" svg:stroke-color="#ed1c24" draw:marker-start-width="0.434cm" draw:marker-end-width="0.434cm" draw:fill="solid" draw:fill-color="#ffffff" draw:opacity="0%" draw:textarea-horizontal-align="justify" draw:textarea-vertical-align="middle" draw:auto-grow-height="false" fo:min-height="2.699cm" fo:min-width="2.822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-width="0.445cm" draw:marker-end-width="0.445cm" draw:fill="solid" draw:fill-color="#ffffff" draw:opacity="0%" draw:textarea-horizontal-align="justify" draw:textarea-vertical-align="middle" draw:auto-grow-height="false" fo:min-height="1.182cm" fo:min-width="1.235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9cm" svg:stroke-color="#000000" draw:marker-start-width="0.407cm" draw:marker-end-width="0.407cm" draw:fill="solid" draw:fill-color="#729fcf" draw:opacity="0%" draw:textarea-horizontal-align="justify" draw:textarea-vertical-align="middle" draw:auto-grow-height="false" fo:min-height="0.713cm" fo:min-width="1.997cm" fo:padding-top="0.009cm" fo:padding-bottom="0.009cm" fo:padding-left="0.009cm" fo:padding-right="0.00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SC 240 Midterm Test <text:span text:style-name="T31">Answers</text:span></text:p>
      <text:p text:style-name="P2">March 26, 2019: 12:00m – 1:50pm</text:p>
      <text:p text:style-name="P9"/>
      <text:p text:style-name="P3">Instructions</text:p>
      <text:p text:style-name="P9"/>
      <text:p text:style-name="P10">This is an open book test. <text:s/>You may used all information printed on paper.</text:p>
      <text:p text:style-name="P10"/>
      <text:p text:style-name="P10">This is a closed electronic test. <text:s/>No electronics allowed.</text:p>
      <text:p text:style-name="P9"/>
      <text:p text:style-name="P9"/>
      <text:p text:style-name="P9"/>
      <text:p text:style-name="P4">Important</text:p>
      <text:p text:style-name="P10"/>
      <text:p text:style-name="P10">If a person want<text:span text:style-name="T1">s</text:span> to leave the room during the test then the test must be submitted and not returned. <text:s/>Plan ahead.</text:p>
      <text:p text:style-name="P10"/>
      <text:p text:style-name="P10"/>
      <text:p text:style-name="P10"/>
      <text:p text:style-name="P4">Points</text:p>
      <text:p text:style-name="P10"/>
      <text:p text:style-name="P10">The total points of this test is <text:span text:style-name="T1">0x64</text:span>. <text:s/>The more challenging questions will carry a few more points than the simple questions. <text:s/>The exact distribution of points among individual questions <text:span text:style-name="T1">had not been </text:span>determined at time of printing.</text:p>
      <text:p text:style-name="P9"/>
      <text:p text:style-name="P9"/>
      <text:p text:style-name="P9"/>
      <text:p text:style-name="P6">Assum<text:span text:style-name="T3">ptions</text:span></text:p>
      <text:p text:style-name="P12"/>
      <text:p text:style-name="P12">All numbers are 64-bit numbers (quadwords) unless otherwise specified.</text:p>
      <text:p text:style-name="P12"/>
      <text:p text:style-name="P14">Some questions ask you to write a fragment of assembly code. <text:s/>You should omit all comments. <text:s/>Don’t waste valuable test time on comments.</text:p>
      <text:p text:style-name="P12"/>
      <text:p text:style-name="P9"/>
      <text:p text:style-name="P7">Number formats accepted</text:p>
      <text:p text:style-name="P22"/>
      <text:p text:style-name="P22">Standard decimal, example: <text:s text:c="2"/>36.5</text:p>
      <text:p text:style-name="P22"/>
      <text:p text:style-name="P22">Scientific decimal with power of 2, example: <text:s/>2.75x2<text:span text:style-name="T6">13</text:span></text:p>
      <text:p text:style-name="P22"/>
      <text:p text:style-name="P22">“Hex format” means “IEEE754 format”, example: <text:s/>0x5555 6666 7777 8888</text:p>
      <text:p text:style-name="P9"/>
      <text:p text:style-name="P9"/>
      <text:p text:style-name="P5">Continue</text:p>
      <text:p text:style-name="P11"/>
      <text:p text:style-name="P11">If you understand the above proceed directly to the next page.</text:p>
      <text:p text:style-name="P55">Begin question<text:span text:style-name="T33">s</text:span></text:p>
      <text:p text:style-name="P12"/>
      <text:p text:style-name="P12">1. <text:s/>Write a fragment of an X86 program that does the following.</text:p>
      <text:p text:style-name="P12"/>
      <text:p text:style-name="P12"><text:tab/>Declare an array named trucks of 20 quadwords.</text:p>
      <text:p text:style-name="P12"><text:tab/>Show instructions that will input a floating point number directly from the keyboard into cell <text:span text:style-name="T14">number</text:span> 7.</text:p>
      <text:p text:style-name="P12"/>
      <text:p text:style-name="P44">Answer:<text:tab/><text:span text:style-name="T10">segment <text:s/>.bss</text:span></text:p>
      <text:p text:style-name="P44"><text:tab/><text:tab/><text:span text:style-name="T10">trucks <text:s/>resq <text:s/>20</text:span></text:p>
      <text:p text:style-name="P12"><text:tab/><text:tab/><text:span text:style-name="T10">………………...</text:span></text:p>
      <text:p text:style-name="P12"><text:tab/><text:tab/><text:span text:style-name="T12">mov rax, 0</text:span></text:p>
      <text:p text:style-name="P21"><text:tab/><text:tab/><text:span text:style-name="T12">mov rdi, floatingpointformat</text:span></text:p>
      <text:p text:style-name="P21"><text:tab/><text:tab/><text:span text:style-name="T12">mov rsi, trucks</text:span></text:p>
      <text:p text:style-name="P21"><text:tab/><text:tab/><text:span text:style-name="T12">add rsi, 56</text:span><text:span text:style-name="T30"><text:tab/><text:tab/><text:tab/>;56 = (cell#7)x(8 bytes per cell)</text:span></text:p>
      <text:p text:style-name="P21"><text:tab/><text:tab/><text:span text:style-name="T12">call scanf</text:span></text:p>
      <text:p text:style-name="P21"/>
      <text:p text:style-name="P21"/>
      <text:p text:style-name="P21"/>
      <text:p text:style-name="P23"/>
      <text:p text:style-name="P23"/>
      <text:p text:style-name="P23">2. <text:s/>What is the Opus Magnus of all assembly programming? <text:s/><text:span text:style-name="T23">[Opus Magnus = great masterpiece]</text:span></text:p>
      <text:p text:style-name="P22"/>
      <text:p text:style-name="P44">Answer:<text:tab/><text:span text:style-name="T10">Roller Coaster Tycoon 2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>3.<text:span text:style-name="T5"> <text:s/>Simplify: <text:s/></text:span><text:span text:style-name="T5"><draw:frame draw:style-name="fr1" draw:name="Object1" text:anchor-type="as-char" svg:y="-0.713cm" svg:width="1.524cm" svg:height="1.14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2"/>
      <text:p text:style-name="P22"><draw:custom-shape text:anchor-type="paragraph" draw:z-index="2" draw:name="Shape1" draw:style-name="gr1" draw:text-style-name="P76" svg:width="2.823cm" svg:height="2.7cm" svg:x="11.141cm" svg:y="0.379cm"><text:p/><draw:enhanced-geometry svg:viewBox="0 0 21600 21600" draw:type="rectangle" draw:enhanced-path="M 0 0 L 21600 0 21600 21600 0 21600 0 0 Z N"/></draw:custom-shape></text:p>
      <text:p text:style-name="P44">Answer: <text:s/>Summation equals<draw:frame draw:style-name="fr1" draw:name="Object2" text:anchor-type="as-char" svg:y="-1.261cm" svg:width="1.73cm" svg:height="2.17cm" draw:z-index="5"><draw:object xlink:href="./Object 2" xlink:type="simple" xlink:show="embed" xlink:actuate="onLoad"/><draw:image xlink:href="./ObjectReplacements/Object 2" xlink:type="simple" xlink:show="embed" xlink:actuate="onLoad"/></draw:frame> <text:span text:style-name="T32">= </text:span><text:span text:style-name="T32"><draw:frame draw:style-name="fr1" draw:name="Object3" text:anchor-type="as-char" svg:y="-1.376cm" svg:width="2.311cm" svg:height="1.753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2"><text:s/>= </text:span><text:span text:style-name="T32"><draw:frame draw:style-name="fr1" draw:name="Object4" text:anchor-type="as-char" svg:y="-1.789cm" svg:width="2.491cm" svg:height="2.166cm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2"/>
      <text:p text:style-name="P45">The last expression on the right is the limit of simplification by hand. <text:s/>Any further simplification will require the used of a tool like a calculator. <text:s/>Notice that the fraction <draw:frame draw:style-name="fr1" draw:name="Object6" text:anchor-type="as-char" svg:y="-0.681cm" svg:width="1.072cm" svg:height="1.109cm" draw:z-index="18"><draw:object xlink:href="./Object 6" xlink:type="simple" xlink:show="embed" xlink:actuate="onLoad"/><draw:image xlink:href="./ObjectReplacements/Object 6" xlink:type="simple" xlink:show="embed" xlink:actuate="onLoad"/></draw:frame>is very very close to zero. <text:s/>If that fraction were simply <text:span text:style-name="T54">eliminated</text:span> then the summation would be <text:span text:style-name="T33">approximately </text:span>four-thirds.</text:p>
      <text:p text:style-name="P22"/>
      <text:p text:style-name="P58">4. <text:s/>What is the backend boundary and what is the frontend boundary of the activation record currently in use? <text:s/>Specify each part of the answer with “back” or "front”.</text:p>
      <text:p text:style-name="P22"/>
      <text:p text:style-name="P46">Answer:</text:p>
      <text:p text:style-name="P46"/>
      <text:p text:style-name="P46">The “back” of the AR is sometimes called the “base” or the “start” of the AR.</text:p>
      <text:p text:style-name="P46">The backend (base) is pointed to by <text:span text:style-name="T34">rbp</text:span>.</text:p>
      <text:p text:style-name="P46">The frontend is pointed to by <text:span text:style-name="T34">rsp</text:span>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5. <text:s/><text:span text:style-name="T15">In an 8-place Babbage machine what is negative three? <text:s text:c="2"/></text:span><text:span text:style-name="T27">[Quiz 2 #2]</text:span></text:p>
      <text:p text:style-name="P22"/>
      <text:p text:style-name="P46">Answer: <text:s/>Compute the complement of 0000 0003, and then add 1.</text:p>
      <text:p text:style-name="P46"/>
      <text:p text:style-name="P46">-3 <text:s/>= <text:s/><text:span text:style-name="T38">0000 0003</text:span> + 1 <text:s/>= <text:s/>9999 9996 + 1 <text:s/>= <text:s/><text:span text:style-name="T34">9999 9997</text:span></text:p>
      <text:p text:style-name="P65"/>
      <text:p text:style-name="P59">6. <text:s/>Here is the <text:span text:style-name="T2">prototype: <text:s text:c="2"/>long farmproduction(long,long,long);</text:span></text:p>
      <text:p text:style-name="P13"/>
      <text:p text:style-name="P16">Another C++ function calls farmproduction like this:</text:p>
      <text:p text:style-name="P16"/>
      <text:p text:style-name="P8">poundstomatoes <text:s/>= <text:s/>farmproduction(acresplanted,cubicfeetwater,growingseason);</text:p>
      <text:p text:style-name="P16"/>
      <text:p text:style-name="P16">Explain what happens <text:span text:style-name="T15">internally</text:span> when the call to farmproduction is executed <text:span text:style-name="T15">up to the time the first statement of farmproduction executes.</text:span></text:p>
      <text:p text:style-name="P16"/>
      <text:p text:style-name="P46">Answer:</text:p>
      <text:p text:style-name="P46"/>
      <text:p text:style-name="P46">1. <text:s/><text:span text:style-name="T41">All values of local variables in the calling function are copied (or pushed) onto the stack.</text:span></text:p>
      <text:p text:style-name="P46"/>
      <text:p text:style-name="P46">2. <text:s/><text:span text:style-name="T41">If rsp is off-boundary push a qword of junk.</text:span> <text:s/>Then rsp will be on-boundary.</text:p>
      <text:p text:style-name="P46"/>
      <text:p text:style-name="P46">3. <text:s/><text:span text:style-name="T41">Push rip.</text:span> <text:s/>Now rsp is off-boundary. <text:s/>This is the “front” of the AR of the caller function.</text:p>
      <text:p text:style-name="P46"/>
      <text:p text:style-name="P47">4. <text:s/><text:span text:style-name="T41">Copy values to be passed to respective registers: rdi, rsi, rdx, rcx, ..… <text:s/>and xmm0, xmm1, xmm2, ... as needed.</text:span></text:p>
      <text:p text:style-name="P46"/>
      <text:p text:style-name="P46"><text:span text:style-name="T40">5</text:span>. <text:span text:style-name="T41"><text:s/>Push rbp.</text:span> <text:s/>This location is on-boundary. <text:s/>This begins a new AR for the called function.</text:p>
      <text:p text:style-name="P46"/>
      <text:p text:style-name="P46"><text:span text:style-name="T40">6</text:span>. <text:s/><text:span text:style-name="T41">Copy rbp <text:s/>← rsp.</text:span> <text:s/>Now both the back pointer and the front pointer point to the same qword. <text:s/>The newly created AR contains a single qword.</text:p>
      <text:p text:style-name="P46"/>
      <text:p text:style-name="P46"><text:span text:style-name="T40">7</text:span>. <text:s/><text:span text:style-name="T41">Copy rip <text:s/>← address of first instruction of called function.</text:span> <text:s/>Now the called function is happily executing</text:p>
      <text:p text:style-name="P59">7. <text:s/>What is -<text:span text:style-name="T26">20</text:span> in twos complement little endian?</text:p>
      <text:p text:style-name="P24"/>
      <text:p text:style-name="P48">Answer: <text:s/>20 = 10100 using only 5 bits. <text:s/>Now write 20 using 64 bits:</text:p>
      <text:p text:style-name="P71">20 <text:s/>= <text:s/>0000 … 0001 0100 with 59 leading zeros. <text:s/>Now find the complement.</text:p>
      <text:p text:style-name="P72"><text:span text:style-name="T38">20</text:span> <text:s/>= <text:s/>1111 … 1110 1011 <text:s/>with 59 leading ones. <text:s text:c="2"/>Now add 1.</text:p>
      <text:p text:style-name="P71">-<text:span text:style-name="T56">20 <text:s/>= 1111 … 1110 1100 <text:s/>with 59 leading ones. <text:s text:c="2"/>Next write it in hex (big endian)</text:span></text:p>
      <text:p text:style-name="P71">-<text:span text:style-name="T56">20 <text:s/>= <text:s/>FFFF FFFF FFFF FFEC<text:tab/><text:tab/><text:tab/>Lastly, write it in little endian</text:span></text:p>
      <text:p text:style-name="P71">-<text:span text:style-name="T56">20 <text:s/>= <text:s/></text:span><text:span text:style-name="T36">ECFF FFFF FFFF FFFF</text:span></text:p>
      <text:p text:style-name="P71"/>
      <text:p text:style-name="P64"/>
      <text:p text:style-name="P72">Alternate solution of question 7 using only hex notation.</text:p>
      <text:p text:style-name="P72">20 <text:s/>= <text:s/>0000 0000 0000 0014<text:tab/><text:tab/>Next compute complement</text:p>
      <text:p text:style-name="P72"><text:span text:style-name="T38">20</text:span> <text:s/>= <text:s/>FFFF FFFF FFFF FFEB<text:tab/><text:tab/>Now add 1</text:p>
      <text:p text:style-name="P72">-20 <text:s/>= <text:s/>FFFF FFFF FFFF FFEC<text:tab/><text:tab/>Finally invert byte to get little endian</text:p>
      <text:p text:style-name="P72">-20 <text:s/>= <text:s/><text:span text:style-name="T34">ECFF FFFF FFFF FFFF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8"><text:span text:style-name="T16">8</text:span>. <text:s/>Subtract:<text:tab/>7 A C B 7 E 8 5<text:tab/><text:tab/><text:span text:style-name="T24">[These are 32-bit integers written in 2’s complement.]</text:span></text:p>
      <text:p text:style-name="P18"><text:tab/><text:tab/> <text:s text:c="6"/>– <text:s/><text:span text:style-name="T49">8</text:span><text:span text:style-name="T48"> 9 C C A A C 6</text:span></text:p>
      <text:p text:style-name="P25"/>
      <text:p text:style-name="P34">Answer: <text:s/>The strategy will be to find the negative of the second number, then add the negative to the first number.</text:p>
      <text:p text:style-name="P25"/>
      <text:p text:style-name="P25">– <text:span text:style-name="T47">89CCAAC6 <text:s/>= <text:s/></text:span><text:span text:style-name="T39">89CCAAC6</text:span><text:span text:style-name="T47"> + 1 <text:s/>= <text:s/>76335539+1 <text:s/>= <text:s/>7633553A</text:span></text:p>
      <text:p text:style-name="P25"/>
      <text:p text:style-name="P34">Now add<text:tab/>7ACB 7E85</text:p>
      <text:p text:style-name="P34"><text:tab/><text:tab/> <text:s text:c="6"/><text:span text:style-name="T41">+</text:span> <text:s/><text:span text:style-name="T48">7633 <text:s/>553A</text:span><text:tab/><text:tab/><text:span text:style-name="T50">The addition is exceedingly easy. <text:s/>Try it.</text:span></text:p>
      <text:p text:style-name="P25"><text:tab/><text:tab/><text:tab/><text:span text:style-name="T42">F0FED3BF</text:span></text:p>
      <text:p text:style-name="P25"/>
      <text:p text:style-name="P25"/>
      <text:p text:style-name="P25"/>
      <text:p text:style-name="P67">Footnote: <text:s/>Why not directly subtract the second number from the first? <text:s/>Yes, that works too. <text:s/>However, it does involve one tricky step: <text:s/>the last subtraction is 7 minus 8. <text:s/>You have to think deeply about borrowing a 1 from somewhere. <text:s/>So, you borrow 1 and join it to the 7. <text:s/>Then the last subtraction is 17 minus 8 equals F. <text:s/>The borrowing method <text:span text:style-name="T56">does </text:span>work too.</text:p>
      <text:p text:style-name="P67"/>
      <text:p text:style-name="P67">The method of compute the negative and add is presented here because it simpler than the borrowing method (in this case).</text:p>
      <text:p text:style-name="P67"/>
      <text:p text:style-name="P67">We’ll do the borrowing method in class.</text:p>
      <text:p text:style-name="P74">9. <text:s/>Suppose the “push” instruction were damaged. <text:s/>You want the instruction “push rcx”, but the assembler complains that there is an error on that instruction. <text:s/>How can you accomplish the same result using other instructions?</text:p>
      <text:p text:style-name="P26"/>
      <text:p text:style-name="P35">Answer:<text:tab/><text:span text:style-name="T41">sub <text:s/>rsp, 8</text:span></text:p>
      <text:p text:style-name="P35"><text:tab/><text:tab/><text:tab/><text:span text:style-name="T41">mov <text:s/>[rsp], rcx</text:span></text:p>
      <text:p text:style-name="P26"/>
      <text:p text:style-name="P35">The above two instruction<text:span text:style-name="T55">s</text:span> accomplish the action of the single instruction “push rcx”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2"><text:span text:style-name="T17">10. <text:s/></text:span><text:span text:style-name="T18">Suppose an array is declared in segment .bss. <text:s/>Later the program places some quadwords into the cells of that array. <text:s/>Where in memory are those quadwords stored?</text:span></text:p>
      <text:p text:style-name="P29"/>
      <text:p text:style-name="P53"><text:span text:style-name="T18">A</text:span><text:span text:style-name="T17">nswer: <text:s/></text:span><text:span text:style-name="T46">All arrays declared in .bss are static arrays. <text:s/>The data for any static array are stored in the AR belonging to the function that declared the static array.</text:span></text:p>
      <text:p text:style-name="P40"/>
      <text:p text:style-name="P40">Footnote: <text:s/>There is a posted program with a name like 254midterm-part1 that will show a live example of what this question is all about.</text:p>
      <text:p text:style-name="P57"><text:span text:style-name="T17">11.</text:span><text:span text:style-name="T19"> <text:s/>Convert </text:span><text:span text:style-name="T19"><draw:frame draw:style-name="fr1" draw:name="Object5" text:anchor-type="as-char" svg:y="-0.619cm" svg:width="0.977cm" svg:height="0.998cm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9"><text:s/>to IEEE754.</text:span></text:p>
      <text:p text:style-name="P27"/>
      <text:p text:style-name="P35">Answer:<text:tab/><draw:frame draw:style-name="fr1" draw:name="Object7" text:anchor-type="as-char" svg:y="-0.619cm" svg:width="2.226cm" svg:height="0.998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27"/>
      <text:p text:style-name="P27"><text:tab/><text:tab/><text:tab/><draw:frame draw:style-name="fr1" draw:name="Object8" text:anchor-type="as-char" svg:y="-0.619cm" svg:width="2.226cm" svg:height="0.99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7"/>
      <text:p text:style-name="P27"><text:tab/><text:tab/><text:tab/><draw:frame draw:style-name="fr1" draw:name="Object9" text:anchor-type="as-char" svg:y="-0.619cm" svg:width="2.198cm" svg:height="0.998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7"/>
      <text:p text:style-name="P27"><text:tab/><text:tab/><text:tab/><draw:frame draw:style-name="fr1" draw:name="Object10" text:anchor-type="as-char" svg:y="-0.619cm" svg:width="2.198cm" svg:height="0.998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7"/>
      <text:p text:style-name="P27"><text:tab/><text:tab/><text:tab/><draw:frame draw:style-name="fr1" draw:name="Object11" text:anchor-type="as-char" svg:y="-0.619cm" svg:width="2.198cm" svg:height="0.998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7"/>
      <text:p text:style-name="P27"><text:tab/><text:tab/><text:tab/><draw:frame draw:style-name="fr1" draw:name="Object12" text:anchor-type="as-char" svg:y="-0.619cm" svg:width="2.208cm" svg:height="0.998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7"/>
      <text:p text:style-name="P27"><text:tab/><text:tab/><text:tab/><draw:frame draw:style-name="fr1" draw:name="Object13" text:anchor-type="as-char" svg:y="-0.619cm" svg:width="2.226cm" svg:height="0.998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span text:style-name="T51">The pattern has started to repeat.</text:span></text:p>
      <text:p text:style-name="P27"/>
      <text:p text:style-name="P36">So, let’s put it all together:</text:p>
      <text:p text:style-name="P36"/>
      <text:p text:style-name="P36"><draw:frame draw:style-name="fr1" draw:name="Object14" text:anchor-type="as-char" svg:y="-0.619cm" svg:width="0.977cm" svg:height="0.998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text:s/>= 10010.001110 <text:s/>001110 <text:s/>001110 <text:s/>001110 <text:s/>001110 <text:s/>001110 …... x 2<text:span text:style-name="T6">0</text:span></text:p>
      <text:p text:style-name="P36"/>
      <text:p text:style-name="P36"><text:tab/><text:tab/>= <text:s text:c="2"/>1.0010 <text:s/>001110 <text:s/>001110 <text:s/>001110 <text:s/>001110 <text:s/>001110 <text:s/>001110 …….x 2<text:span text:style-name="T6">4</text:span></text:p>
      <text:p text:style-name="P27"/>
      <text:p text:style-name="P27"><text:tab/><text:tab/><text:span text:style-name="T51">= <text:s text:c="2"/>1.0010 <text:s/>0011 <text:s/>1000 <text:s/>1110 <text:s/>0011 <text:s/>1000 <text:s/>1110 <text:s/>0011 ….. x 2</text:span><text:span text:style-name="T7">4</text:span></text:p>
      <text:p text:style-name="P27"/>
      <text:p text:style-name="P27"><text:tab/><text:tab/><text:span text:style-name="T51">= <text:s text:c="2"/>0x4032 <text:s/>38E <text:s/>38E <text:s/>38E <text:s/>38E<text:tab/><text:tab/>Now arrange the spacing for readability</text:span></text:p>
      <text:p text:style-name="P27"/>
      <text:p text:style-name="P27"><text:tab/><text:tab/><text:span text:style-name="T51">= <text:s text:c="2"/></text:span><text:span text:style-name="T35">0x4032 <text:s/>38E3 <text:s/>8E38 <text:s/>E38E</text:span></text:p>
      <text:p text:style-name="P27"/>
      <text:p text:style-name="P27"/>
      <text:p text:style-name="P57"><text:span text:style-name="T19">1</text:span><text:span text:style-name="T17">2. <text:s/>Convert </text:span><text:span text:style-name="T22">float number</text:span><text:span text:style-name="T17"> 0x3FDA 8000 0000 0000 <text:s/>to decimal.</text:span></text:p>
      <text:p text:style-name="P28"/>
      <text:p text:style-name="P36">Answer: <text:s/>We want to subtract the big bias number 3FF from the small stored exponent 3FD. <text:s/>But that is hard to do, so we subtract in the other order: <text:s/>3FF <text:s/>– <text:s/>3FD <text:s/>= <text:s/>2. <text:s/>Now we have to change the sign off +2 to -2. <text:s text:c="2"/>Negative 2 is the true exponent.</text:p>
      <text:p text:style-name="P36"/>
      <text:p text:style-name="P36">The significand part is A8 followed by many zeros. <text:s/>The zeros contribute nothing.</text:p>
      <text:p text:style-name="P36"/>
      <text:p text:style-name="P50"><text:span text:style-name="T17">A8 = 10101. <text:s text:c="3"/></text:span><text:span text:style-name="T20">Therefore, the original number is</text:span></text:p>
      <text:p text:style-name="P38"><draw:custom-shape text:anchor-type="paragraph" draw:z-index="3" draw:name="Shape2" draw:style-name="gr2" draw:text-style-name="P76" svg:width="1.235cm" svg:height="1.183cm" svg:x="9.253cm" svg:y="0.402cm"><text:p/><draw:enhanced-geometry svg:viewBox="0 0 21600 21600" draw:type="rectangle" draw:enhanced-path="M 0 0 L 21600 0 21600 21600 0 21600 0 0 Z N"/></draw:custom-shape></text:p>
      <text:p text:style-name="P51"><text:span text:style-name="T17">1.10101 x 2</text:span><text:span text:style-name="T8">-2</text:span><text:span text:style-name="T17"> = 110101. x 2</text:span><text:span text:style-name="T8">-7</text:span><text:span text:style-name="T17"> <text:s/>= <text:s text:c="2"/></text:span><text:span text:style-name="T17"><draw:frame draw:style-name="fr1" draw:name="Object15" text:anchor-type="as-char" svg:y="-0.619cm" svg:width="1.667cm" svg:height="0.998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<text:s text:c="3"/>= <text:s text:c="2"/></text:span><text:span text:style-name="T17"><draw:frame draw:style-name="fr1" draw:name="Object16" text:anchor-type="as-char" svg:y="-0.619cm" svg:width="0.923cm" svg:height="0.998cm" draw:z-index="16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49"><text:span text:style-name="T17">13. <text:s/></text:span><text:span text:style-name="T21">Why do 15 (approx) pushes appear at the beginning of well-structured assembly programs? <text:s/></text:span><text:span text:style-name="T28">[Quiz 3 #2]</text:span></text:p>
      <text:p text:style-name="P28"/>
      <text:p text:style-name="P37">Answer: <text:s/><text:span text:style-name="T10">The pushes at the beginning along with the corresponding pops at </text:span><text:span text:style-name="T13">t</text:span><text:span text:style-name="T10">he end are there to protect the data of the caller function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30"/>
      <text:p text:style-name="P75">14. <text:s/>Write a fragment of an X86 program that implements the following decision statement.</text:p>
      <text:p text:style-name="P30"/>
      <text:p text:style-name="P30"><text:tab/>if(rsp is off the boundary)</text:p>
      <text:p text:style-name="P30"><text:tab/><text:tab/>push a quadword -1 on the stack</text:p>
      <text:p text:style-name="P30"><text:tab/>else</text:p>
      <text:p text:style-name="P30"><text:tab/><text:tab/>output (“On boundary”);</text:p>
      <text:p text:style-name="P30"/>
      <text:p text:style-name="P37">Answer: <text:s/>Comments should be omitted from a test to save time.</text:p>
      <text:p text:style-name="P37"/>
      <text:p text:style-name="P54">mov rax, rsp</text:p>
      <text:p text:style-name="P54">cqo</text:p>
      <text:p text:style-name="P54">mov r8, 16</text:p>
      <text:p text:style-name="P54">idiv r8</text:p>
      <text:p text:style-name="P37">;Now the remainder is in rdx. <text:s/>We are not concerned with the quotient in rax.</text:p>
      <text:p text:style-name="P54">cmp rdx, 0</text:p>
      <text:p text:style-name="P54">je <text:s/>remainderiszero</text:p>
      <text:p text:style-name="P54">push qword <text:s/>-1</text:p>
      <text:p text:style-name="P54">jmp continue</text:p>
      <text:p text:style-name="P54">remainderiszero:</text:p>
      <text:p text:style-name="P54">mov rax,0</text:p>
      <text:p text:style-name="P37"><text:span text:style-name="T41">mov rdi,message</text:span><text:tab/><text:tab/><text:tab/>“On boundary”</text:p>
      <text:p text:style-name="P54">call printf</text:p>
      <text:p text:style-name="P54">continue:</text:p>
      <text:p text:style-name="P60">15. <text:s/>What is the smallest normal <text:span text:style-name="T52">positive</text:span> float number in IEEE754? <text:s text:c="2"/>What is that number in decimal?</text:p>
      <text:p text:style-name="P31"/>
      <text:p text:style-name="P39">Answer: <text:s/><text:span text:style-name="T41">0x0010 <text:s/>0000 <text:s/>0000 <text:s/>0000</text:span> <text:s text:c="3"/>and <text:s text:c="4"/><text:span text:style-name="T41">2</text:span><text:span text:style-name="T9">-1022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><text:span text:style-name="T25">16</text:span>. <text:s/>0x8874090841516<text:span text:style-name="T52">000</text:span> is an integer written in <text:span text:style-name="T25">twos complement </text:span>big endian. <text:s/><text:span text:style-name="T4">Is it positive or negative?</text:span></text:p>
      <text:p text:style-name="P17"><draw:custom-shape text:anchor-type="paragraph" draw:z-index="4" draw:name="Shape3" draw:style-name="gr3" draw:text-style-name="P77" svg:width="2.823cm" svg:height="1.006cm" svg:x="4.703cm" svg:y="0.3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5"><text:tab/><text:span text:style-name="T4">Circle one: <text:s/>Positive <text:s text:c="5"/></text:span><text:span text:style-name="T43">Negative.</text:span></text:p>
      <text:p text:style-name="P15"/>
      <text:p text:style-name="P32">What is the same number written in little endian? <text:span text:style-name="T44"><text:s text:c="5"/></text:span><text:span text:style-name="T45">0X0060514108097488 <text:s text:c="12"/></text:span></text:p>
      <text:p text:style-name="P32"/>
      <text:p text:style-name="P32"/>
      <text:p text:style-name="P32"/>
      <text:p text:style-name="P56"><text:span text:style-name="T11">Optional</text:span><text:span text:style-name="T10"> extra credit</text:span>. <text:s/>This is optional, but there is nothing to lose.</text:p>
      <text:p text:style-name="P19"/>
      <text:p text:style-name="P19">This test is graded on a scale from 0 to 100. <text:s/>Think carefully. <text:s/>Guess your own score on this test within 2 points above or below your real score and you will gain 2 extra credit points.</text:p>
      <text:p text:style-name="P19"/>
      <text:p text:style-name="P19"/>
      <text:p text:style-name="P33">My guess is ______________.</text:p>
      <text:p text:style-name="P33"/>
      <text:p text:style-name="P43">Do you have a comment? <text:s/>How well does this course meet your expectations <text:span text:style-name="T29">so far</text:span>? <text:s/>What would you do differently?</text:p>
      <text:p text:style-name="P43"/>
      <text:p text:style-name="P43">I am open-minded. <text:s/>I cheerfully accept constructive ideas. <text:s/>You are invited to comment in the open space below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My name printed _________________________________________________________</text:p>
      <text:p text:style-name="P20"/>
      <text:p text:style-name="P20"/>
      <text:p text:style-name="P20">My signature _____________________________________________________________</text:p>
      <text:p text:style-name="P20"/>
      <text:p text:style-name="P41">Come back on Thursday. <text:s/>The test is open notes and open internet.</text:p>
      <text:p text:style-name="P42"><text:soft-page-break/>Distribution of points:</text:p>
      <text:p text:style-name="P42">1.<text:tab/><text:tab/>8</text:p>
      <text:p text:style-name="P42">2.<text:tab/><text:tab/>5</text:p>
      <text:p text:style-name="P42">3.<text:tab/><text:tab/>5</text:p>
      <text:p text:style-name="P42">4.<text:tab/><text:tab/>5</text:p>
      <text:p text:style-name="P42">5.<text:tab/><text:tab/>5</text:p>
      <text:p text:style-name="P42">6.<text:tab/><text:tab/>8</text:p>
      <text:p text:style-name="P42">7.<text:tab/><text:tab/>5</text:p>
      <text:p text:style-name="P42">8.<text:tab/><text:tab/>5</text:p>
      <text:p text:style-name="P42">9.<text:tab/><text:tab/>5</text:p>
      <text:p text:style-name="P42">10.<text:tab/>5</text:p>
      <text:p text:style-name="P42">11.<text:tab/>8</text:p>
      <text:p text:style-name="P42">12,<text:tab/>8</text:p>
      <text:p text:style-name="P42">13.<text:tab/>5</text:p>
      <text:p text:style-name="P42">14.<text:tab/>8</text:p>
      <text:p text:style-name="P42">15.<text:tab/>5</text:p>
      <text:p text:style-name="P42">16.<text:tab/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9:56:09.015290679</meta:creation-date>
    <dc:date>2019-04-02T10:54:23.921837785</dc:date>
    <meta:editing-duration>PT1H29M12S</meta:editing-duration>
    <meta:editing-cycles>16</meta:editing-cycles>
    <meta:generator>LibreOffice/6.0.7.3$Linux_X86_64 LibreOffice_project/00m0$Build-3</meta:generator>
    <meta:document-statistic meta:table-count="0" meta:image-count="0" meta:object-count="16" meta:page-count="12" meta:paragraph-count="155" meta:word-count="1491" meta:character-count="8660" meta:non-whitespace-character-count="6983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n>26</mn>
      </munderover>
      <msup>
        <mrow>
          <mo fence="true" stretchy="true">(</mo>
          <mrow>
            <mfrac>
              <mn>1</mn>
              <mn>4</mn>
            </mfrac>
          </mrow>
          <mo fence="true" stretchy="true">)</mo>
        </mrow>
        <mi>k</mi>
      </msup>
    </mrow>
    <annotation encoding="StarMath 5.0">sum from{k=0} to{26} left({1 over 4}right)^k  </annotation>
  </semantics>
</math>
</file>

<file path=Object 10/content.xml><?xml version="1.0" encoding="utf-8"?>
<math xmlns="http://www.w3.org/1998/Math/MathML" display="block">
  <semantics>
    <mrow>
      <mfrac>
        <mn>7</mn>
        <mn>9</mn>
      </mfrac>
      <mi>x</mi>
      <mrow>
        <mn>2</mn>
        <mo stretchy="false">=</mo>
        <mrow>
          <mn>1</mn>
          <mo stretchy="false">+</mo>
          <mfrac>
            <mn>5</mn>
            <mn>9</mn>
          </mfrac>
        </mrow>
      </mrow>
    </mrow>
    <annotation encoding="StarMath 5.0">{7 over 9}x2 = 1 + {5 over 9} </annotation>
  </semantics>
</math>
</file>

<file path=Object 11/content.xml><?xml version="1.0" encoding="utf-8"?>
<math xmlns="http://www.w3.org/1998/Math/MathML" display="block">
  <semantics>
    <mrow>
      <mfrac>
        <mn>5</mn>
        <mn>9</mn>
      </mfrac>
      <mi>x</mi>
      <mrow>
        <mn>2</mn>
        <mo stretchy="false">=</mo>
        <mrow>
          <mn>1</mn>
          <mo stretchy="false">+</mo>
          <mfrac>
            <mn>1</mn>
            <mn>9</mn>
          </mfrac>
        </mrow>
      </mrow>
    </mrow>
    <annotation encoding="StarMath 5.0">{5 over 9}x2 = 1 + {1 over 9} </annotation>
  </semantics>
</math>
</file>

<file path=Object 12/content.xml><?xml version="1.0" encoding="utf-8"?>
<math xmlns="http://www.w3.org/1998/Math/MathML" display="block">
  <semantics>
    <mrow>
      <mfrac>
        <mn>1</mn>
        <mn>9</mn>
      </mfrac>
      <mi>x</mi>
      <mrow>
        <mn>2</mn>
        <mo stretchy="false">=</mo>
        <mrow>
          <mn>0</mn>
          <mo stretchy="false">+</mo>
          <mfrac>
            <mn>2</mn>
            <mn>9</mn>
          </mfrac>
        </mrow>
      </mrow>
    </mrow>
    <annotation encoding="StarMath 5.0">{1 over 9}x2 = 0 + {2 over 9} </annotation>
  </semantics>
</math>
</file>

<file path=Object 13/content.xml><?xml version="1.0" encoding="utf-8"?>
<math xmlns="http://www.w3.org/1998/Math/MathML" display="block">
  <semantics>
    <mrow>
      <mfrac>
        <mn>2</mn>
        <mn>9</mn>
      </mfrac>
      <mi>x</mi>
      <mrow>
        <mn>2</mn>
        <mo stretchy="false">=</mo>
        <mrow>
          <mn>0</mn>
          <mo stretchy="false">+</mo>
          <mfrac>
            <mn>4</mn>
            <mn>9</mn>
          </mfrac>
        </mrow>
      </mrow>
    </mrow>
    <annotation encoding="StarMath 5.0">{2 over 9}x2 = 0 + {4 over 9} </annotation>
  </semantics>
</math>
</file>

<file path=Object 14/content.xml><?xml version="1.0" encoding="utf-8"?>
<math xmlns="http://www.w3.org/1998/Math/MathML" display="block">
  <semantics>
    <mrow>
      <mn>18</mn>
      <mfrac>
        <mn>2</mn>
        <mn>9</mn>
      </mfrac>
    </mrow>
    <annotation encoding="StarMath 5.0">18{2} over {9} </annotation>
  </semantics>
</math>
</file>

<file path=Object 15/content.xml><?xml version="1.0" encoding="utf-8"?>
<math xmlns="http://www.w3.org/1998/Math/MathML" display="block">
  <semantics>
    <mrow>
      <mn>53</mn>
      <mi>x</mi>
      <mfrac>
        <mn>1</mn>
        <mn>128</mn>
      </mfrac>
    </mrow>
    <annotation encoding="StarMath 5.0">{53 x 1 over 128}</annotation>
  </semantics>
</math>
</file>

<file path=Object 16/content.xml><?xml version="1.0" encoding="utf-8"?>
<math xmlns="http://www.w3.org/1998/Math/MathML" display="block">
  <semantics>
    <mfrac>
      <mn>53</mn>
      <mn>128</mn>
    </mfrac>
    <annotation encoding="StarMath 5.0">53 over 128</annotation>
  </semantics>
</math>
</file>

<file path=Object 2/content.xml><?xml version="1.0" encoding="utf-8"?>
<math xmlns="http://www.w3.org/1998/Math/MathML" display="block">
  <semantics>
    <mfrac>
      <mrow>
        <mn>1</mn>
        <mo stretchy="false">−</mo>
        <msup>
          <mrow>
            <mo fence="true" stretchy="true">(</mo>
            <mrow>
              <mfrac>
                <mn>1</mn>
                <mn>4</mn>
              </mfrac>
            </mrow>
            <mo fence="true" stretchy="true">)</mo>
          </mrow>
          <mn>27</mn>
        </msup>
      </mrow>
      <mrow>
        <mn>1</mn>
        <mo stretchy="false">−</mo>
        <mfrac>
          <mn>1</mn>
          <mn>4</mn>
        </mfrac>
      </mrow>
    </mfrac>
    <annotation encoding="StarMath 5.0">{1-left(1 over 4 right)^27} over {1-{1 over 4}} </annotation>
  </semantics>
</math>
</file>

<file path=Object 3/content.xml><?xml version="1.0" encoding="utf-8"?>
<math xmlns="http://www.w3.org/1998/Math/MathML" display="block">
  <semantics>
    <mfrac>
      <mrow>
        <mn>4</mn>
        <mrow>
          <mo fence="true" stretchy="true">(</mo>
          <mrow>
            <mrow>
              <mn>1</mn>
              <mo stretchy="false">−</mo>
              <msup>
                <mrow>
                  <mo fence="true" stretchy="true">(</mo>
                  <mrow>
                    <mfrac>
                      <mn>1</mn>
                      <mn>4</mn>
                    </mfrac>
                  </mrow>
                  <mo fence="true" stretchy="true">)</mo>
                </mrow>
                <mn>27</mn>
              </msup>
            </mrow>
          </mrow>
          <mo fence="true" stretchy="true">)</mo>
        </mrow>
      </mrow>
      <mn>3</mn>
    </mfrac>
    <annotation encoding="StarMath 5.0">{4left({1-left(1over4right)^27}right)} over {3} </annotation>
  </semantics>
</math>
</file>

<file path=Object 4/content.xml><?xml version="1.0" encoding="utf-8"?>
<math xmlns="http://www.w3.org/1998/Math/MathML" display="block">
  <semantics>
    <mfrac>
      <mstyle mathvariant="bold">
        <mrow>
          <mn>4</mn>
          <mrow>
            <mo fence="true" stretchy="true">(</mo>
            <mrow>
              <mrow>
                <mn>1</mn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54</mn>
                </msup>
              </mrow>
            </mrow>
            <mo fence="true" stretchy="true">)</mo>
          </mrow>
        </mrow>
      </mstyle>
      <mstyle mathvariant="bold">
        <mn>3</mn>
      </mstyle>
    </mfrac>
    <annotation encoding="StarMath 5.0">bold{4left({1-left(1over2right)^54}right)} over bold{3} </annotation>
  </semantics>
</math>
</file>

<file path=Object 5/content.xml><?xml version="1.0" encoding="utf-8"?>
<math xmlns="http://www.w3.org/1998/Math/MathML" display="block">
  <semantics>
    <mrow>
      <mn>18</mn>
      <mfrac>
        <mn>2</mn>
        <mn>9</mn>
      </mfrac>
    </mrow>
    <annotation encoding="StarMath 5.0">18{2} over {9} </annotation>
  </semantics>
</math>
</file>

<file path=Object 6/content.xml><?xml version="1.0" encoding="utf-8"?>
<math xmlns="http://www.w3.org/1998/Math/MathML" display="block">
  <semantics>
    <msup>
      <mrow>
        <mo fence="true" stretchy="true">(</mo>
        <mrow>
          <mfrac>
            <mn>1</mn>
            <mn>2</mn>
          </mfrac>
        </mrow>
        <mo fence="true" stretchy="true">)</mo>
      </mrow>
      <mn>54</mn>
    </msup>
    <annotation encoding="StarMath 5.0">left(1 over 2 right)^54</annotation>
  </semantics>
</math>
</file>

<file path=Object 7/content.xml><?xml version="1.0" encoding="utf-8"?>
<math xmlns="http://www.w3.org/1998/Math/MathML" display="block">
  <semantics>
    <mrow>
      <mfrac>
        <mn>2</mn>
        <mn>9</mn>
      </mfrac>
      <mi>x</mi>
      <mrow>
        <mn>2</mn>
        <mo stretchy="false">=</mo>
        <mrow>
          <mn>0</mn>
          <mo stretchy="false">+</mo>
          <mfrac>
            <mn>4</mn>
            <mn>9</mn>
          </mfrac>
        </mrow>
      </mrow>
    </mrow>
    <annotation encoding="StarMath 5.0">{2 over 9}x2 = 0 + {4 over 9} </annotation>
  </semantics>
</math>
</file>

<file path=Object 8/content.xml><?xml version="1.0" encoding="utf-8"?>
<math xmlns="http://www.w3.org/1998/Math/MathML" display="block">
  <semantics>
    <mrow>
      <mfrac>
        <mn>4</mn>
        <mn>9</mn>
      </mfrac>
      <mi>x</mi>
      <mrow>
        <mn>2</mn>
        <mo stretchy="false">=</mo>
        <mrow>
          <mn>0</mn>
          <mo stretchy="false">+</mo>
          <mfrac>
            <mn>8</mn>
            <mn>9</mn>
          </mfrac>
        </mrow>
      </mrow>
    </mrow>
    <annotation encoding="StarMath 5.0">{4 over 9}x2 = 0 + {8 over 9} </annotation>
  </semantics>
</math>
</file>

<file path=Object 9/content.xml><?xml version="1.0" encoding="utf-8"?>
<math xmlns="http://www.w3.org/1998/Math/MathML" display="block">
  <semantics>
    <mrow>
      <mfrac>
        <mn>8</mn>
        <mn>9</mn>
      </mfrac>
      <mi>x</mi>
      <mrow>
        <mn>2</mn>
        <mo stretchy="false">=</mo>
        <mrow>
          <mn>1</mn>
          <mo stretchy="false">+</mo>
          <mfrac>
            <mn>7</mn>
            <mn>9</mn>
          </mfrac>
        </mrow>
      </mrow>
    </mrow>
    <annotation encoding="StarMath 5.0">{8 over 9}x2 = 1 + {7 over 9} </annotation>
  </semantics>
</math>
</file>